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0" svg:font-family="0"/>
    <style:font-face style:name="FreeSans1" svg:font-family="FreeSans" style:font-family-generic="swiss"/>
    <style:font-face style:name="Liberation Mono1" svg:font-family="'Liberation Mono'" style:font-family-generic="modern" style:font-pitch="fixed"/>
    <style:font-face style:name="Liberation Mono"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Mono2" svg:font-family="'Liberation Mono'" style:font-family-generic="system" style:font-pitch="variable"/>
    <style:font-face style:name="Liberation Serif1" svg:font-family="'Liberation Serif'" style:font-family-generic="system" style:font-pitch="variable"/>
    <style:font-face style:name="OpenSymbol1" svg:font-family="OpenSymbol" style:font-family-generic="system" style:font-pitch="variable"/>
  </office:font-face-decls>
  <office:automatic-styles>
    <style:style style:name="P1" style:family="paragraph" style:parent-style-name="Preformatted_20_Text">
      <style:paragraph-properties fo:margin-top="0cm" fo:margin-bottom="0cm" loext:contextual-spacing="false" fo:text-align="start" style:justify-single-word="false" fo:orphans="0" fo:widows="0"/>
    </style:style>
    <style:style style:name="P2" style:family="paragraph" style:parent-style-name="Preformatted_20_Text">
      <style:paragraph-properties fo:margin-top="0cm" fo:margin-bottom="0cm" loext:contextual-spacing="false" fo:text-align="start" style:justify-single-word="false" fo:orphans="0" fo:widows="0"/>
      <style:text-properties fo:color="#000000" style:font-name="Liberation Mono" fo:font-size="10pt" fo:language="en" fo:country="GB" style:letter-kerning="true" style:font-name-asian="Liberation Serif1" style:font-size-asian="10pt" style:language-asian="hi" style:country-asian="IN"/>
    </style:style>
    <style:style style:name="P3" style:family="paragraph" style:parent-style-name="Preformatted_20_Text">
      <style:paragraph-properties fo:margin-top="0cm" fo:margin-bottom="0cm" loext:contextual-spacing="false" fo:text-align="start" style:justify-single-word="false" fo:orphans="0" fo:widows="0"/>
      <style:text-properties fo:color="#000000" style:font-name="Liberation Mono" fo:font-size="10pt" fo:language="en" fo:country="GB" officeooo:paragraph-rsid="0021f0e1" style:letter-kerning="true" style:font-name-asian="Liberation Serif1" style:font-size-asian="10pt" style:language-asian="hi" style:country-asian="IN"/>
    </style:style>
    <style:style style:name="P4" style:family="paragraph" style:parent-style-name="Preformatted_20_Text">
      <style:paragraph-properties fo:margin-top="0cm" fo:margin-bottom="0cm" loext:contextual-spacing="false" fo:text-align="start" style:justify-single-word="false" fo:orphans="0" fo:widows="0"/>
      <style:text-properties fo:color="#000000" style:font-name="Liberation Mono" fo:font-size="10pt" fo:language="en" fo:country="GB" officeooo:rsid="002b2e98" officeooo:paragraph-rsid="002b2e98" style:letter-kerning="true" style:font-name-asian="Liberation Serif1" style:font-size-asian="10pt" style:language-asian="hi" style:country-asian="IN"/>
    </style:style>
    <style:style style:name="P5" style:family="paragraph" style:parent-style-name="Preformatted_20_Text">
      <style:paragraph-properties fo:margin-top="0cm" fo:margin-bottom="0cm" loext:contextual-spacing="false" fo:text-align="start" style:justify-single-word="false" fo:orphans="0" fo:widows="0"/>
      <style:text-properties fo:color="#000000" style:font-name="Liberation Mono" fo:font-size="10pt" fo:language="en" fo:country="GB" style:letter-kerning="true" style:font-name-asian="Liberation Serif1" style:font-size-asian="10pt" style:language-asian="en" style:country-asian="GB"/>
    </style:style>
    <style:style style:name="P6" style:family="paragraph" style:parent-style-name="Preformatted_20_Text">
      <style:paragraph-properties fo:margin-top="0cm" fo:margin-bottom="0cm" loext:contextual-spacing="false" fo:text-align="start" style:justify-single-word="false" fo:orphans="0" fo:widows="0"/>
      <style:text-properties fo:color="#000000" style:font-name="Liberation Mono" fo:font-size="10pt" fo:language="en" fo:country="GB" style:letter-kerning="true" style:font-name-asian="Liberation Mono2" style:font-size-asian="10pt" style:language-asian="hi" style:country-asian="IN"/>
    </style:style>
    <style:style style:name="P7" style:family="paragraph" style:parent-style-name="Preformatted_20_Text">
      <style:paragraph-properties fo:margin-top="0cm" fo:margin-bottom="0cm" loext:contextual-spacing="false" fo:text-align="start" style:justify-single-word="false" fo:orphans="0" fo:widows="0"/>
      <style:text-properties fo:color="#000000" style:font-name="Liberation Mono" fo:font-size="10pt" fo:language="en" fo:country="GB" style:text-underline-style="solid" style:text-underline-width="auto" style:text-underline-color="#000000" fo:font-weight="bold" style:letter-kerning="true" style:font-name-asian="Liberation Serif1" style:font-size-asian="10pt" style:language-asian="hi" style:country-asian="IN" style:font-weight-asian="bold"/>
    </style:style>
    <style:style style:name="P8" style:family="paragraph" style:parent-style-name="Preformatted_20_Text">
      <style:paragraph-properties fo:margin-top="0cm" fo:margin-bottom="0cm" loext:contextual-spacing="false" fo:text-align="start" style:justify-single-word="false" fo:orphans="0" fo:widows="0"/>
      <style:text-properties fo:color="#000000" style:font-name="Liberation Mono" fo:font-size="10pt" fo:language="en" fo:country="GB" style:text-underline-style="solid" style:text-underline-width="auto" style:text-underline-color="#000000" fo:font-weight="bold" style:letter-kerning="true" style:font-name-asian="Liberation Mono2" style:font-size-asian="10pt" style:language-asian="hi" style:country-asian="IN" style:font-weight-asian="bold"/>
    </style:style>
    <style:style style:name="P9" style:family="paragraph" style:parent-style-name="Preformatted_20_Text">
      <style:paragraph-properties fo:margin-top="0cm" fo:margin-bottom="0cm" loext:contextual-spacing="false" fo:text-align="start" style:justify-single-word="false" fo:orphans="0" fo:widows="0"/>
      <style:text-properties fo:color="#000000" style:font-name="Liberation Mono" fo:font-size="10pt" fo:language="en" fo:country="GB" fo:font-weight="bold" style:letter-kerning="true" style:font-name-asian="Liberation Mono2" style:font-size-asian="10pt" style:language-asian="hi" style:country-asian="IN" style:font-weight-asian="bold"/>
    </style:style>
    <style:style style:name="P10" style:family="paragraph" style:parent-style-name="Preformatted_20_Text">
      <style:paragraph-properties fo:margin-top="0cm" fo:margin-bottom="0cm" loext:contextual-spacing="false" fo:text-align="start" style:justify-single-word="false" fo:orphans="0" fo:widows="0"/>
      <style:text-properties fo:color="#000000" style:font-name="Liberation Mono" fo:font-size="10pt" fo:language="en" fo:country="GB" fo:font-weight="bold" style:letter-kerning="true" style:font-name-asian="Liberation Serif1" style:font-size-asian="10pt" style:language-asian="hi" style:country-asian="IN" style:font-weight-asian="bold"/>
    </style:style>
    <style:style style:name="P11" style:family="paragraph" style:parent-style-name="Preformatted_20_Text">
      <style:paragraph-properties fo:margin-top="0cm" fo:margin-bottom="0cm" loext:contextual-spacing="false" fo:text-align="start" style:justify-single-word="false" fo:orphans="0" fo:widows="0"/>
      <style:text-properties fo:color="#000000" style:font-name="Liberation Mono" fo:font-size="10pt" fo:language="en" fo:country="GB" style:text-underline-style="none" fo:font-weight="normal" style:letter-kerning="true" style:font-name-asian="Liberation Serif1" style:font-size-asian="10pt" style:language-asian="hi" style:country-asian="IN" style:font-weight-asian="normal"/>
    </style:style>
    <style:style style:name="P12" style:family="paragraph" style:parent-style-name="Preformatted_20_Text">
      <style:paragraph-properties fo:margin-top="0cm" fo:margin-bottom="0cm" loext:contextual-spacing="false" fo:text-align="start" style:justify-single-word="false" fo:orphans="0" fo:widows="0"/>
      <style:text-properties fo:color="#000000" style:font-name="Liberation Mono" fo:font-size="10pt" fo:language="en" fo:country="GB" style:text-underline-style="none" fo:font-weight="normal" officeooo:rsid="001ecbc5" officeooo:paragraph-rsid="0021f0e1" style:letter-kerning="true" style:font-name-asian="Liberation Serif1" style:font-size-asian="10pt" style:language-asian="hi" style:country-asian="IN" style:font-weight-asian="normal" style:font-weight-complex="normal"/>
    </style:style>
    <style:style style:name="P13" style:family="paragraph" style:parent-style-name="Preformatted_20_Text">
      <style:paragraph-properties fo:margin-top="0cm" fo:margin-bottom="0cm" loext:contextual-spacing="false" fo:text-align="start" style:justify-single-word="false" fo:orphans="0" fo:widows="0"/>
      <style:text-properties fo:color="#000000" style:font-name="Liberation Mono" fo:font-size="10pt" fo:language="en" fo:country="GB" style:text-underline-style="none" fo:font-weight="normal" officeooo:rsid="001cf809" officeooo:paragraph-rsid="0021f0e1" style:letter-kerning="true" style:font-name-asian="Liberation Serif1" style:font-size-asian="10pt" style:language-asian="hi" style:country-asian="IN" style:font-weight-asian="normal" style:font-weight-complex="normal"/>
    </style:style>
    <style:style style:name="P14" style:family="paragraph" style:parent-style-name="Preformatted_20_Text">
      <style:paragraph-properties fo:margin-top="0cm" fo:margin-bottom="0cm" loext:contextual-spacing="false" fo:text-align="start" style:justify-single-word="false" fo:orphans="0" fo:widows="0"/>
      <style:text-properties fo:color="#000000" style:font-name="Liberation Mono" fo:font-size="10pt" fo:language="en" fo:country="GB" style:text-underline-style="none" fo:font-weight="normal" officeooo:rsid="0019526c" officeooo:paragraph-rsid="0021f0e1" style:letter-kerning="true" style:font-name-asian="Liberation Serif1" style:font-size-asian="10pt" style:language-asian="hi" style:country-asian="IN" style:font-weight-asian="normal" style:font-weight-complex="normal"/>
    </style:style>
    <style:style style:name="P15" style:family="paragraph" style:parent-style-name="Preformatted_20_Text">
      <style:paragraph-properties fo:margin-top="0cm" fo:margin-bottom="0cm" loext:contextual-spacing="false" fo:text-align="start" style:justify-single-word="false" fo:orphans="0" fo:widows="0"/>
      <style:text-properties fo:color="#000000" style:font-name="Liberation Mono" fo:font-size="10pt" fo:language="en" fo:country="GB" style:text-underline-style="none" fo:font-weight="normal" officeooo:rsid="001ab8ab" officeooo:paragraph-rsid="0021f0e1" style:letter-kerning="true" style:font-name-asian="Liberation Serif1" style:font-size-asian="10pt" style:language-asian="hi" style:country-asian="IN" style:font-weight-asian="normal" style:font-weight-complex="normal"/>
    </style:style>
    <style:style style:name="P16" style:family="paragraph" style:parent-style-name="Preformatted_20_Text">
      <style:paragraph-properties fo:margin-top="0cm" fo:margin-bottom="0cm" loext:contextual-spacing="false" fo:text-align="start" style:justify-single-word="false" fo:orphans="0" fo:widows="0"/>
      <style:text-properties fo:color="#000000" style:font-name="Liberation Mono" fo:font-size="10pt" fo:language="en" fo:country="GB" style:text-underline-style="none" fo:font-weight="normal" officeooo:rsid="0023b0db" officeooo:paragraph-rsid="0023b0db" style:letter-kerning="true" style:font-name-asian="Liberation Serif1" style:font-size-asian="10pt" style:language-asian="hi" style:country-asian="IN" style:font-weight-asian="normal" style:font-weight-complex="normal"/>
    </style:style>
    <style:style style:name="P17" style:family="paragraph" style:parent-style-name="Preformatted_20_Text">
      <style:paragraph-properties fo:margin-top="0cm" fo:margin-bottom="0cm" loext:contextual-spacing="false" fo:text-align="start" style:justify-single-word="false" fo:orphans="0" fo:widows="0"/>
      <style:text-properties fo:color="#000000" style:font-name="Liberation Mono" fo:font-size="10pt" fo:language="en" fo:country="GB" style:text-underline-style="solid" style:text-underline-width="auto" style:text-underline-color="font-color" fo:font-weight="bold" officeooo:rsid="001ecbc5" officeooo:paragraph-rsid="001ecbc5" style:letter-kerning="true" style:font-name-asian="Liberation Serif1" style:font-size-asian="10pt" style:language-asian="hi" style:country-asian="IN" style:font-weight-asian="bold" style:font-weight-complex="bold"/>
    </style:style>
    <style:style style:name="P18" style:family="paragraph" style:parent-style-name="Preformatted_20_Text">
      <style:paragraph-properties fo:margin-top="0cm" fo:margin-bottom="0cm" loext:contextual-spacing="false" fo:text-align="start" style:justify-single-word="false" fo:orphans="0" fo:widows="0"/>
      <style:text-properties fo:color="#000000" style:font-name="Liberation Mono" fo:font-size="10pt" fo:language="en" fo:country="GB" style:text-underline-style="solid" style:text-underline-width="auto" style:text-underline-color="font-color" fo:font-weight="bold" officeooo:rsid="001ecbc5" officeooo:paragraph-rsid="0021f0e1" style:letter-kerning="true" style:font-name-asian="Liberation Serif1" style:font-size-asian="10pt" style:language-asian="hi" style:country-asian="IN" style:font-weight-asian="bold" style:font-weight-complex="bold"/>
    </style:style>
    <style:style style:name="P19" style:family="paragraph" style:parent-style-name="Preformatted_20_Text">
      <style:paragraph-properties fo:margin-top="0cm" fo:margin-bottom="0cm" loext:contextual-spacing="false" fo:text-align="start" style:justify-single-word="false" fo:orphans="0" fo:widows="0"/>
      <style:text-properties fo:color="#000000" style:font-name="Liberation Mono" fo:font-size="10pt" fo:language="en" fo:country="GB" style:text-underline-style="solid" style:text-underline-width="auto" style:text-underline-color="font-color" fo:font-weight="bold" officeooo:rsid="001cf809" officeooo:paragraph-rsid="0021f0e1" style:letter-kerning="true" style:font-name-asian="Liberation Serif1" style:font-size-asian="10pt" style:language-asian="hi" style:country-asian="IN" style:font-weight-asian="bold" style:font-weight-complex="bold"/>
    </style:style>
    <style:style style:name="P20" style:family="paragraph" style:parent-style-name="Preformatted_20_Text">
      <style:paragraph-properties fo:margin-top="0cm" fo:margin-bottom="0cm" loext:contextual-spacing="false" fo:text-align="start" style:justify-single-word="false" fo:orphans="0" fo:widows="0"/>
      <style:text-properties fo:color="#000000" style:font-name="Liberation Mono" fo:font-size="10pt" fo:language="en" fo:country="GB" style:text-underline-style="solid" style:text-underline-width="auto" style:text-underline-color="font-color" fo:font-weight="bold" officeooo:rsid="0019526c" officeooo:paragraph-rsid="0021f0e1" style:letter-kerning="true" style:font-name-asian="Liberation Serif1" style:font-size-asian="10pt" style:language-asian="hi" style:country-asian="IN" style:font-weight-asian="bold" style:font-weight-complex="bold"/>
    </style:style>
    <style:style style:name="P21" style:family="paragraph" style:parent-style-name="Preformatted_20_Text">
      <style:paragraph-properties fo:margin-top="0cm" fo:margin-bottom="0cm" loext:contextual-spacing="false" fo:text-align="start" style:justify-single-word="false" fo:orphans="0" fo:widows="0"/>
      <style:text-properties fo:color="#000000" style:font-name="Liberation Mono" fo:font-size="10pt" fo:language="en" fo:country="GB" style:text-underline-style="solid" style:text-underline-width="auto" style:text-underline-color="font-color" fo:font-weight="bold" officeooo:rsid="0021f0e1" officeooo:paragraph-rsid="0021f0e1" style:letter-kerning="true" style:font-name-asian="Liberation Serif1" style:font-size-asian="10pt" style:language-asian="hi" style:country-asian="IN" style:font-weight-asian="bold" style:font-weight-complex="bold"/>
    </style:style>
    <style:style style:name="P22" style:family="paragraph" style:parent-style-name="Preformatted_20_Text">
      <style:paragraph-properties fo:margin-top="0cm" fo:margin-bottom="0cm" loext:contextual-spacing="false" fo:text-align="start" style:justify-single-word="false" fo:orphans="0" fo:widows="0"/>
      <style:text-properties fo:color="#000000" style:font-name="Liberation Mono1" fo:font-size="10pt" fo:language="en" fo:country="GB" style:text-underline-style="none" fo:font-weight="normal" officeooo:rsid="001cf809" officeooo:paragraph-rsid="0021f0e1" style:letter-kerning="true" style:font-name-asian="Liberation Serif1" style:font-size-asian="10pt" style:language-asian="hi" style:country-asian="IN" style:font-weight-asian="normal" style:font-size-complex="10pt" style:font-weight-complex="normal"/>
    </style:style>
    <style:style style:name="P23" style:family="paragraph" style:parent-style-name="Preformatted_20_Text">
      <style:paragraph-properties fo:margin-top="0cm" fo:margin-bottom="0cm" loext:contextual-spacing="false" fo:text-align="start" style:justify-single-word="false" fo:orphans="0" fo:widows="0"/>
      <style:text-properties style:font-name="Liberation Mono" fo:font-size="10pt" officeooo:rsid="00274f68" officeooo:paragraph-rsid="00274f68" style:font-size-asian="10pt"/>
    </style:style>
    <style:style style:name="P24" style:family="paragraph" style:parent-style-name="Standard">
      <style:paragraph-properties fo:margin-top="0cm" fo:margin-bottom="0cm" loext:contextual-spacing="false" fo:text-align="start" style:justify-single-word="false" fo:orphans="0" fo:widows="0"/>
      <style:text-properties fo:color="#000000" style:font-name="Liberation Mono1" fo:font-size="10pt" fo:language="en" fo:country="GB" fo:font-style="normal" style:text-underline-style="solid" style:text-underline-width="auto" style:text-underline-color="font-color" fo:font-weight="bold" officeooo:rsid="00241787" officeooo:paragraph-rsid="002a445c" style:letter-kerning="true" style:font-name-asian="Liberation Mono2" style:font-size-asian="10pt" style:language-asian="hi" style:country-asian="IN" style:font-style-asian="normal" style:font-weight-asian="bold" style:font-size-complex="10pt" style:font-style-complex="normal" style:font-weight-complex="bold"/>
    </style:style>
    <style:style style:name="P25" style:family="paragraph" style:parent-style-name="Standard">
      <style:paragraph-properties fo:margin-top="0cm" fo:margin-bottom="0cm" loext:contextual-spacing="false" fo:text-align="start" style:justify-single-word="false" fo:orphans="0" fo:widows="0"/>
      <style:text-properties style:font-name="Liberation Mono1" fo:font-size="10pt" style:text-underline-style="solid" style:text-underline-width="auto" style:text-underline-color="font-color" fo:font-weight="bold" officeooo:rsid="0022dbc6" officeooo:paragraph-rsid="0027c35d" style:font-size-asian="10pt" style:font-weight-asian="bold" style:font-size-complex="10pt" style:font-weight-complex="bold"/>
    </style:style>
    <style:style style:name="P26" style:family="paragraph" style:parent-style-name="Preformatted_20_Text">
      <style:paragraph-properties fo:margin-top="0cm" fo:margin-bottom="0cm" loext:contextual-spacing="false" fo:text-align="start" style:justify-single-word="false" fo:orphans="0" fo:widows="0" fo:break-before="page"/>
      <style:text-properties fo:color="#000000" style:font-name="Liberation Mono" fo:font-size="10pt" fo:language="en" fo:country="GB" style:text-underline-style="solid" style:text-underline-width="auto" style:text-underline-color="font-color" fo:font-weight="bold" officeooo:rsid="0021f0e1" officeooo:paragraph-rsid="0021f0e1" style:letter-kerning="true" style:font-name-asian="Liberation Serif1" style:font-size-asian="10pt" style:language-asian="hi" style:country-asian="IN" style:font-weight-asian="bold" style:font-weight-complex="bold"/>
    </style:style>
    <style:style style:name="P27" style:family="paragraph" style:parent-style-name="Preformatted_20_Text">
      <style:paragraph-properties fo:margin-top="0cm" fo:margin-bottom="0cm" loext:contextual-spacing="false" fo:text-align="start" style:justify-single-word="false" fo:orphans="0" fo:widows="0" fo:break-before="page"/>
      <style:text-properties fo:color="#000000" style:font-name="Liberation Mono" fo:font-size="10pt" fo:language="en" fo:country="GB" style:text-underline-style="solid" style:text-underline-width="auto" style:text-underline-color="#000000" fo:font-weight="bold" style:letter-kerning="true" style:font-name-asian="Liberation Mono2" style:font-size-asian="10pt" style:language-asian="hi" style:country-asian="IN" style:font-weight-asian="bold"/>
    </style:style>
    <style:style style:name="P28" style:family="paragraph" style:parent-style-name="Standard">
      <style:text-properties style:font-name="Liberation Mono1" fo:font-size="10pt" style:text-underline-style="none" fo:font-weight="normal" officeooo:rsid="00a14444" officeooo:paragraph-rsid="001ecbc5" style:font-size-asian="10pt" style:font-weight-asian="normal" style:font-size-complex="10pt" style:font-weight-complex="normal"/>
    </style:style>
    <style:style style:name="P29" style:family="paragraph" style:parent-style-name="Standard">
      <style:text-properties style:font-name="Liberation Mono1" fo:font-size="10pt" style:text-underline-style="none" fo:font-weight="normal" officeooo:rsid="001ecbc5" officeooo:paragraph-rsid="001ecbc5" style:font-size-asian="10pt" style:font-weight-asian="normal" style:font-size-complex="10pt" style:font-weight-complex="normal"/>
    </style:style>
    <style:style style:name="P30" style:family="paragraph" style:parent-style-name="Standard">
      <style:text-properties style:font-name="Liberation Mono1" fo:font-size="10pt" officeooo:rsid="00221043" officeooo:paragraph-rsid="0025929d" style:font-size-asian="10pt" style:font-size-complex="10pt"/>
    </style:style>
    <style:style style:name="P31" style:family="paragraph" style:parent-style-name="Standard">
      <style:text-properties style:font-name="Liberation Mono1" fo:font-size="10pt" officeooo:rsid="00ccf601" officeooo:paragraph-rsid="0025929d" style:font-size-asian="10pt" style:font-size-complex="10pt"/>
    </style:style>
    <style:style style:name="P32" style:family="paragraph" style:parent-style-name="Standard">
      <style:text-properties style:font-name="Liberation Mono1" fo:font-size="10pt" officeooo:rsid="00ce2b58" officeooo:paragraph-rsid="0025929d" style:font-size-asian="10pt" style:font-size-complex="10pt"/>
    </style:style>
    <style:style style:name="P33" style:family="paragraph" style:parent-style-name="Standard">
      <style:text-properties style:font-name="Liberation Mono1" fo:font-size="10pt" officeooo:rsid="0022dbc6" officeooo:paragraph-rsid="0027c35d" style:font-size-asian="10pt" style:font-size-complex="10pt"/>
    </style:style>
    <style:style style:name="P34" style:family="paragraph" style:parent-style-name="Standard">
      <style:text-properties style:font-name="Liberation Mono1" fo:font-size="10pt" officeooo:rsid="0027c35d" officeooo:paragraph-rsid="0027c35d" style:font-size-asian="10pt" style:font-size-complex="10pt"/>
    </style:style>
    <style:style style:name="P35" style:family="paragraph" style:parent-style-name="Standard">
      <style:text-properties style:font-name="Liberation Mono1" fo:font-size="10pt" style:text-underline-style="solid" style:text-underline-width="auto" style:text-underline-color="font-color" fo:font-weight="bold" officeooo:rsid="0022dbc6" officeooo:paragraph-rsid="0027c35d" style:font-size-asian="10pt" style:font-weight-asian="bold" style:font-size-complex="10pt" style:font-weight-complex="bold"/>
    </style:style>
    <style:style style:name="P36" style:family="paragraph" style:parent-style-name="Standard">
      <style:text-properties style:font-name="Liberation Mono1" fo:font-size="10pt" style:text-underline-style="solid" style:text-underline-width="auto" style:text-underline-color="font-color" fo:font-weight="bold" officeooo:rsid="0023c368" officeooo:paragraph-rsid="002a445c" style:font-size-asian="10pt" style:font-weight-asian="bold" style:font-size-complex="10pt" style:font-weight-complex="bold"/>
    </style:style>
    <style:style style:name="P37" style:family="paragraph" style:parent-style-name="Standard">
      <style:text-properties style:font-name="Liberation Mono1" fo:font-size="10pt" style:text-underline-style="solid" style:text-underline-width="auto" style:text-underline-color="font-color" fo:font-weight="bold" officeooo:rsid="00241787" officeooo:paragraph-rsid="002a445c" style:font-size-asian="10pt" style:font-weight-asian="bold" style:font-size-complex="10pt" style:font-weight-complex="bold"/>
    </style:style>
    <style:style style:name="P38" style:family="paragraph" style:parent-style-name="Standard">
      <style:text-properties style:font-name="Liberation Mono1" fo:font-size="10pt" officeooo:rsid="00ccf601" officeooo:paragraph-rsid="0025929d" style:font-size-asian="10pt" style:font-size-complex="10pt"/>
    </style:style>
    <style:style style:name="P39" style:family="paragraph" style:parent-style-name="Preformatted_20_Text" style:master-page-name="Standard">
      <style:paragraph-properties fo:margin-top="0cm" fo:margin-bottom="0cm" loext:contextual-spacing="false" fo:text-align="start" style:justify-single-word="false" fo:orphans="0" fo:widows="0" style:page-number="auto"/>
      <style:text-properties fo:color="#000000" style:font-name="Liberation Mono" fo:font-size="12pt" fo:language="en" fo:country="GB" style:text-underline-style="solid" style:text-underline-width="auto" style:text-underline-color="#000000" fo:font-weight="bold" style:letter-kerning="true" style:font-name-asian="Liberation Serif1" style:font-size-asian="12pt" style:language-asian="hi" style:country-asian="IN" style:font-weight-asian="bold"/>
    </style:style>
    <style:style style:name="P40" style:family="paragraph" style:parent-style-name="Preformatted_20_Text">
      <style:paragraph-properties fo:margin-top="0cm" fo:margin-bottom="0cm" loext:contextual-spacing="false" fo:text-align="start" style:justify-single-word="false" fo:orphans="0" fo:widows="0" fo:break-before="page"/>
      <style:text-properties fo:color="#000000" style:font-name="Liberation Mono" fo:font-size="10pt" fo:language="en" fo:country="GB" style:text-underline-style="solid" style:text-underline-width="auto" style:text-underline-color="#000000" fo:font-weight="bold" style:letter-kerning="true" style:font-name-asian="Liberation Mono2" style:font-size-asian="10pt" style:language-asian="hi" style:country-asian="IN" style:font-weight-asian="bold"/>
    </style:style>
    <style:style style:name="P41" style:family="paragraph" style:parent-style-name="Preformatted_20_Text">
      <style:paragraph-properties fo:margin-top="0cm" fo:margin-bottom="0cm" loext:contextual-spacing="false" fo:text-align="start" style:justify-single-word="false" fo:orphans="0" fo:widows="0" fo:break-before="page"/>
      <style:text-properties fo:color="#000000" style:font-name="Liberation Mono" fo:font-size="10pt" fo:language="en" fo:country="GB" style:text-underline-style="solid" style:text-underline-width="auto" style:text-underline-color="#000000" fo:font-weight="bold" style:letter-kerning="true" style:font-name-asian="Liberation Serif1" style:font-size-asian="10pt" style:language-asian="hi" style:country-asian="IN" style:font-weight-asian="bold"/>
    </style:style>
    <style:style style:name="P42" style:family="paragraph" style:parent-style-name="Preformatted_20_Text">
      <style:paragraph-properties fo:margin-top="0cm" fo:margin-bottom="0cm" loext:contextual-spacing="false" fo:text-align="start" style:justify-single-word="false" fo:orphans="0" fo:widows="0"/>
      <style:text-properties fo:color="#000000" style:font-name="Liberation Mono" fo:font-size="10pt" fo:language="en" fo:country="GB" fo:font-weight="normal" officeooo:rsid="00274f68" officeooo:paragraph-rsid="00274f68" style:letter-kerning="true" style:font-name-asian="Liberation Mono2" style:font-size-asian="10pt" style:language-asian="hi" style:country-asian="IN" style:font-weight-asian="normal" style:font-weight-complex="normal"/>
    </style:style>
    <style:style style:name="P43" style:family="paragraph" style:parent-style-name="Preformatted_20_Text">
      <style:paragraph-properties fo:margin-top="0cm" fo:margin-bottom="0cm" loext:contextual-spacing="false" fo:text-align="start" style:justify-single-word="false" fo:orphans="0" fo:widows="0"/>
      <style:text-properties fo:color="#000000" style:font-name="Liberation Mono" fo:font-size="10pt" fo:language="en" fo:country="GB" style:text-underline-style="solid" style:text-underline-width="auto" style:text-underline-color="#000000" fo:font-weight="bold" style:letter-kerning="true" style:font-name-asian="Liberation Mono2" style:font-size-asian="10pt" style:language-asian="hi" style:country-asian="IN" style:font-weight-asian="bold"/>
    </style:style>
    <style:style style:name="P44" style:family="paragraph" style:parent-style-name="Preformatted_20_Text">
      <style:paragraph-properties fo:margin-top="0cm" fo:margin-bottom="0cm" loext:contextual-spacing="false" fo:text-align="start" style:justify-single-word="false" fo:orphans="0" fo:widows="0"/>
      <style:text-properties fo:color="#000000" style:font-name="Liberation Mono" fo:font-size="10pt" fo:language="en" fo:country="GB" style:text-underline-style="none" fo:font-weight="normal" officeooo:rsid="001ecbc5" officeooo:paragraph-rsid="0021f0e1" style:letter-kerning="true" style:font-name-asian="Liberation Serif1" style:font-size-asian="10pt" style:language-asian="hi" style:country-asian="IN" style:font-weight-asian="normal" style:font-weight-complex="normal"/>
    </style:style>
    <style:style style:name="P45" style:family="paragraph" style:parent-style-name="Preformatted_20_Text">
      <style:paragraph-properties fo:margin-top="0cm" fo:margin-bottom="0cm" loext:contextual-spacing="false" fo:text-align="start" style:justify-single-word="false" fo:orphans="0" fo:widows="0"/>
      <style:text-properties fo:color="#000000" style:font-name="Liberation Mono" fo:font-size="10pt" fo:language="en" fo:country="GB" style:text-underline-style="none" fo:font-weight="normal" officeooo:rsid="002f2666" officeooo:paragraph-rsid="002f2666" style:letter-kerning="true" style:font-name-asian="Liberation Serif1" style:font-size-asian="10pt" style:language-asian="hi" style:country-asian="IN" style:font-weight-asian="normal" style:font-weight-complex="normal"/>
    </style:style>
    <style:style style:name="P46" style:family="paragraph" style:parent-style-name="Preformatted_20_Text">
      <style:paragraph-properties fo:margin-top="0cm" fo:margin-bottom="0cm" loext:contextual-spacing="false" fo:text-align="start" style:justify-single-word="false" fo:orphans="0" fo:widows="0"/>
      <style:text-properties fo:color="#000000" style:font-name="Liberation Mono" fo:font-size="10pt" fo:language="en" fo:country="GB" officeooo:paragraph-rsid="0030a8ea" style:letter-kerning="true" style:font-name-asian="Liberation Mono2" style:font-size-asian="10pt" style:language-asian="hi" style:country-asian="IN"/>
    </style:style>
    <style:style style:name="P47" style:family="paragraph" style:parent-style-name="Preformatted_20_Text">
      <style:paragraph-properties fo:margin-top="0cm" fo:margin-bottom="0cm" loext:contextual-spacing="false" fo:text-align="start" style:justify-single-word="false" fo:orphans="0" fo:widows="0"/>
    </style:style>
    <style:style style:name="P48" style:family="paragraph" style:parent-style-name="Preformatted_20_Text">
      <style:paragraph-properties fo:margin-top="0cm" fo:margin-bottom="0cm" loext:contextual-spacing="false" fo:text-align="start" style:justify-single-word="false" fo:orphans="0" fo:widows="0"/>
      <style:text-properties officeooo:rsid="002f2666" officeooo:paragraph-rsid="002f2666"/>
    </style:style>
    <style:style style:name="P49" style:family="paragraph" style:parent-style-name="Preformatted_20_Text">
      <style:paragraph-properties fo:margin-top="0cm" fo:margin-bottom="0cm" loext:contextual-spacing="false" fo:text-align="start" style:justify-single-word="false" fo:orphans="0" fo:widows="0"/>
      <style:text-properties officeooo:rsid="0030a8ea" officeooo:paragraph-rsid="0030a8ea"/>
    </style:style>
    <style:style style:name="P50" style:family="paragraph" style:parent-style-name="Preformatted_20_Text" style:list-style-name="WWNum3">
      <style:paragraph-properties fo:margin-left="1.27cm" fo:margin-right="0cm" fo:margin-top="0cm" fo:margin-bottom="0cm" loext:contextual-spacing="false" fo:text-align="start" style:justify-single-word="false" fo:orphans="0" fo:widows="0" fo:text-indent="-0.635cm" style:auto-text-indent="false">
        <style:tab-stops/>
      </style:paragraph-properties>
      <style:text-properties fo:color="#000000" style:font-name="Liberation Mono" fo:font-size="10pt" fo:language="en" fo:country="GB" style:letter-kerning="true" style:font-name-asian="Liberation Mono2" style:font-size-asian="10pt" style:language-asian="hi" style:country-asian="IN"/>
    </style:style>
    <style:style style:name="P51" style:family="paragraph" style:parent-style-name="Preformatted_20_Text" style:list-style-name="WWNum3">
      <style:paragraph-properties fo:margin-left="1.27cm" fo:margin-right="0cm" fo:margin-top="0cm" fo:margin-bottom="0cm" loext:contextual-spacing="false" fo:text-align="start" style:justify-single-word="false" fo:orphans="0" fo:widows="0" fo:text-indent="-0.635cm" style:auto-text-indent="false">
        <style:tab-stops/>
      </style:paragraph-properties>
    </style:style>
    <style:style style:name="P52" style:family="paragraph" style:parent-style-name="Preformatted_20_Text" style:list-style-name="WWNum3">
      <style:paragraph-properties fo:margin-left="1.905cm" fo:margin-right="0cm" fo:margin-top="0cm" fo:margin-bottom="0cm" loext:contextual-spacing="false" fo:text-align="start" style:justify-single-word="false" fo:orphans="0" fo:widows="0" fo:text-indent="-0.635cm" style:auto-text-indent="false">
        <style:tab-stops/>
      </style:paragraph-properties>
      <style:text-properties fo:color="#000000" style:font-name="Liberation Mono" fo:font-size="10pt" fo:language="en" fo:country="GB" fo:font-weight="bold" style:letter-kerning="true" style:font-name-asian="Liberation Mono2" style:font-size-asian="10pt" style:language-asian="hi" style:country-asian="IN" style:font-weight-asian="bold"/>
    </style:style>
    <style:style style:name="P53" style:family="paragraph" style:parent-style-name="Preformatted_20_Text" style:list-style-name="WWNum3">
      <style:paragraph-properties fo:margin-left="1.905cm" fo:margin-right="0cm" fo:margin-top="0cm" fo:margin-bottom="0cm" loext:contextual-spacing="false" fo:text-align="start" style:justify-single-word="false" fo:orphans="0" fo:widows="0" fo:text-indent="-0.635cm" style:auto-text-indent="false">
        <style:tab-stops/>
      </style:paragraph-properties>
    </style:style>
    <style:style style:name="T1" style:family="text">
      <style:text-properties fo:color="#000000" style:font-name="Liberation Mono" fo:font-size="10pt" fo:language="en" fo:country="GB" style:letter-kerning="true" style:font-name-asian="Liberation Serif1" style:font-size-asian="10pt" style:language-asian="hi" style:country-asian="IN"/>
    </style:style>
    <style:style style:name="T2" style:family="text">
      <style:text-properties fo:color="#000000" style:font-name="Liberation Mono" fo:font-size="10pt" fo:language="en" fo:country="GB" officeooo:rsid="0019f3d0" style:letter-kerning="true" style:font-name-asian="Liberation Serif1" style:font-size-asian="10pt" style:language-asian="hi" style:country-asian="IN"/>
    </style:style>
    <style:style style:name="T3" style:family="text">
      <style:text-properties fo:color="#000000" style:font-name="Liberation Mono" fo:font-size="10pt" fo:language="en" fo:country="GB" style:letter-kerning="true" style:font-name-asian="Liberation Serif1" style:font-size-asian="10pt" style:language-asian="en" style:country-asian="GB"/>
    </style:style>
    <style:style style:name="T4" style:family="text">
      <style:text-properties fo:color="#000000" style:font-name="Liberation Mono" fo:font-size="10pt" fo:language="en" fo:country="GB" style:letter-kerning="true" style:font-name-asian="Liberation Mono2" style:font-size-asian="10pt" style:language-asian="hi" style:country-asian="IN"/>
    </style:style>
    <style:style style:name="T5" style:family="text">
      <style:text-properties fo:color="#000000" style:font-name="Liberation Mono" fo:font-size="10pt" fo:language="en" fo:country="GB" style:letter-kerning="true" style:font-name-asian="Liberation Mono2" style:font-size-asian="10pt" style:language-asian="en" style:country-asian="GB"/>
    </style:style>
    <style:style style:name="T6" style:family="text">
      <style:text-properties fo:color="#000000" style:font-name="Liberation Mono" fo:font-size="10pt" fo:language="en" fo:country="GB" fo:font-weight="bold" style:letter-kerning="true" style:font-name-asian="Liberation Mono2" style:font-size-asian="10pt" style:language-asian="hi" style:country-asian="IN" style:font-weight-asian="bold"/>
    </style:style>
    <style:style style:name="T7" style:family="text">
      <style:text-properties fo:color="#000000" style:font-name="Liberation Mono" fo:font-size="10pt" fo:language="en" fo:country="GB" fo:font-weight="bold" style:letter-kerning="true" style:font-name-asian="Liberation Mono2" style:font-size-asian="10pt" style:language-asian="hi" style:country-asian="IN" style:font-weight-asian="bold" style:font-weight-complex="bold"/>
    </style:style>
    <style:style style:name="T8" style:family="text">
      <style:text-properties fo:color="#000000" style:font-name="Liberation Mono" fo:font-size="10pt" fo:language="en" fo:country="GB" fo:font-style="italic" fo:font-weight="normal" style:letter-kerning="true" style:font-name-asian="Liberation Mono2" style:font-size-asian="10pt" style:language-asian="hi" style:country-asian="IN" style:font-style-asian="italic" style:font-weight-asian="normal"/>
    </style:style>
    <style:style style:name="T9" style:family="text">
      <style:text-properties fo:color="#000000" style:font-name="Liberation Mono" fo:font-size="10pt" fo:language="en" fo:country="GB" fo:font-style="italic" fo:font-weight="normal" officeooo:rsid="002f2666" style:letter-kerning="true" style:font-name-asian="Liberation Mono2" style:font-size-asian="10pt" style:language-asian="hi" style:country-asian="IN" style:font-style-asian="italic" style:font-weight-asian="normal" style:font-style-complex="italic" style:font-weight-complex="normal"/>
    </style:style>
    <style:style style:name="T10" style:family="text">
      <style:text-properties fo:color="#000000" style:font-name="Liberation Mono" fo:font-size="10pt" fo:language="en" fo:country="GB" fo:font-style="italic" style:letter-kerning="true" style:font-name-asian="Liberation Mono2" style:font-size-asian="10pt" style:language-asian="hi" style:country-asian="IN" style:font-style-asian="italic"/>
    </style:style>
    <style:style style:name="T11" style:family="text">
      <style:text-properties fo:color="#000000" style:font-name="Liberation Mono" fo:font-size="10pt" fo:language="en" fo:country="GB" fo:font-style="normal" style:letter-kerning="true" style:font-name-asian="Liberation Mono2" style:font-size-asian="10pt" style:language-asian="hi" style:country-asian="IN" style:font-style-asian="normal"/>
    </style:style>
    <style:style style:name="T12" style:family="text">
      <style:text-properties fo:color="#000000" style:font-name="Liberation Mono" fo:font-size="10pt" fo:language="en" fo:country="GB" fo:font-style="normal" style:letter-kerning="true" style:font-name-asian="Liberation Mono2" style:font-size-asian="10pt" style:language-asian="en" style:country-asian="GB" style:font-style-asian="normal"/>
    </style:style>
    <style:style style:name="T13" style:family="text">
      <style:text-properties fo:color="#000000" style:font-name="Liberation Mono" fo:font-size="10pt" fo:language="en" fo:country="GB" fo:font-style="normal" fo:font-weight="bold" officeooo:rsid="002f2666" style:letter-kerning="true" style:font-name-asian="Liberation Mono2" style:font-size-asian="10pt" style:language-asian="hi" style:country-asian="IN" style:font-style-asian="normal" style:font-weight-asian="bold" style:font-style-complex="normal" style:font-weight-complex="bold"/>
    </style:style>
    <style:style style:name="T14" style:family="text">
      <style:text-properties fo:color="#000000" style:font-name="Liberation Mono" fo:font-size="10pt" fo:language="en" fo:country="GB" fo:font-style="normal" fo:font-weight="normal" style:letter-kerning="true" style:font-name-asian="Liberation Mono2" style:font-size-asian="10pt" style:language-asian="hi" style:country-asian="IN" style:font-style-asian="normal" style:font-weight-asian="normal" style:font-style-complex="normal" style:font-weight-complex="normal"/>
    </style:style>
    <style:style style:name="T15" style:family="text">
      <style:text-properties fo:color="#000000" style:font-name="Liberation Mono" fo:font-size="10pt" fo:language="en" fo:country="GB" fo:font-style="normal" fo:font-weight="normal" officeooo:rsid="002f2666" style:letter-kerning="true" style:font-name-asian="Liberation Mono2" style:font-size-asian="10pt" style:language-asian="hi" style:country-asian="IN" style:font-style-asian="normal" style:font-weight-asian="normal" style:font-style-complex="normal" style:font-weight-complex="normal"/>
    </style:style>
    <style:style style:name="T16" style:family="text">
      <style:text-properties fo:color="#000000" style:font-name="Liberation Mono" fo:font-size="10pt" fo:language="en" fo:country="GB" fo:font-style="normal" fo:font-weight="normal" officeooo:rsid="003241af" style:letter-kerning="true" style:font-name-asian="Liberation Mono2" style:font-size-asian="10pt" style:language-asian="hi" style:country-asian="IN" style:font-style-asian="normal" style:font-weight-asian="normal" style:font-style-complex="normal" style:font-weight-complex="normal"/>
    </style:style>
    <style:style style:name="T17" style:family="text">
      <style:text-properties fo:color="#000000" style:font-name="Liberation Mono" fo:font-size="10pt" fo:language="en" fo:country="GB" fo:font-style="normal" fo:font-weight="normal" officeooo:rsid="00331791" style:letter-kerning="true" style:font-name-asian="Liberation Mono2" style:font-size-asian="10pt" style:language-asian="hi" style:country-asian="IN" style:font-style-asian="normal" style:font-weight-asian="normal" style:font-style-complex="normal" style:font-weight-complex="normal"/>
    </style:style>
    <style:style style:name="T18" style:family="text">
      <style:text-properties fo:color="#000000" style:font-name="Liberation Mono" fo:font-size="10pt" fo:language="en" fo:country="GB" fo:font-weight="normal" style:letter-kerning="true" style:font-name-asian="Liberation Mono2" style:font-size-asian="10pt" style:language-asian="hi" style:country-asian="IN" style:font-weight-asian="normal"/>
    </style:style>
    <style:style style:name="T19" style:family="text">
      <style:text-properties fo:color="#000000" fo:language="en" fo:country="GB" fo:font-weight="normal" style:letter-kerning="true" style:font-name-asian="Liberation Mono2" style:language-asian="hi" style:country-asian="IN" style:font-weight-asian="normal" style:font-weight-complex="normal"/>
    </style:style>
    <style:style style:name="T20" style:family="text">
      <style:text-properties fo:color="#000000" fo:language="en" fo:country="GB" fo:font-weight="bold" style:letter-kerning="true" style:font-name-asian="Liberation Mono2" style:language-asian="hi" style:country-asian="IN" style:font-weight-asian="bold" style:font-weight-complex="bold"/>
    </style:style>
    <style:style style:name="T21" style:family="text">
      <style:text-properties fo:language="zxx" fo:country="none" fo:font-weight="bold" style:language-asian="zxx" style:country-asian="none" style:font-weight-asian="bold" style:font-weight-complex="bold"/>
    </style:style>
    <style:style style:name="T22" style:family="text">
      <style:text-properties officeooo:rsid="0019526c"/>
    </style:style>
    <style:style style:name="T23" style:family="text">
      <style:text-properties officeooo:rsid="001cf809"/>
    </style:style>
    <style:style style:name="T24" style:family="text">
      <style:text-properties fo:font-weight="bold" style:font-weight-asian="bold" style:font-weight-complex="bold"/>
    </style:style>
    <style:style style:name="T25" style:family="text">
      <style:text-properties fo:font-weight="bold" officeooo:rsid="002056c1" style:font-weight-asian="bold" style:font-weight-complex="bold"/>
    </style:style>
    <style:style style:name="T26" style:family="text">
      <style:text-properties style:font-name="Liberation Mono1" style:font-size-complex="10pt"/>
    </style:style>
    <style:style style:name="T27" style:family="text">
      <style:text-properties officeooo:rsid="001ecbc5"/>
    </style:style>
    <style:style style:name="T28" style:family="text">
      <style:text-properties style:text-underline-style="none"/>
    </style:style>
    <style:style style:name="T29" style:family="text">
      <style:text-properties style:text-underline-style="none" fo:font-weight="normal" style:font-weight-asian="normal" style:font-weight-complex="normal"/>
    </style:style>
    <style:style style:name="T30" style:family="text">
      <style:text-properties style:text-underline-style="none" fo:font-weight="normal" officeooo:rsid="0022dbc6" style:font-weight-asian="normal" style:font-weight-complex="normal"/>
    </style:style>
    <style:style style:name="T31" style:family="text">
      <style:text-properties style:text-underline-style="none" fo:font-weight="bold" style:font-weight-asian="bold" style:font-weight-complex="bold"/>
    </style:style>
    <style:style style:name="T32" style:family="text">
      <style:text-properties style:text-underline-style="none" fo:font-weight="bold" officeooo:rsid="0022dbc6" style:font-weight-asian="bold" style:font-weight-complex="bold"/>
    </style:style>
    <style:style style:name="T33" style:family="text">
      <style:text-properties officeooo:rsid="002056c1"/>
    </style:style>
    <style:style style:name="T34" style:family="text">
      <style:text-properties officeooo:rsid="00248fed"/>
    </style:style>
    <style:style style:name="T35" style:family="text">
      <style:text-properties officeooo:rsid="00ce2b58"/>
    </style:style>
    <style:style style:name="T36" style:family="text">
      <style:text-properties officeooo:rsid="0025929d"/>
    </style:style>
    <style:style style:name="T37" style:family="text">
      <style:text-properties fo:font-style="italic" style:text-underline-style="none" fo:font-weight="normal" style:font-style-asian="italic" style:font-weight-asian="normal" style:font-style-complex="italic" style:font-weight-complex="normal"/>
    </style:style>
    <style:style style:name="T38" style:family="text">
      <style:text-properties fo:font-style="normal" style:text-underline-style="none" style:font-style-asian="normal" style:font-style-complex="normal"/>
    </style:style>
    <style:style style:name="T39" style:family="text">
      <style:text-properties fo:font-style="normal" style:text-underline-style="none" fo:font-weight="bold" style:font-style-asian="normal" style:font-weight-asian="bold" style:font-style-complex="normal" style:font-weight-complex="bold"/>
    </style:style>
    <style:style style:name="T40" style:family="text">
      <style:text-properties fo:font-style="normal" style:text-underline-style="none" fo:font-weight="normal" style:font-style-asian="normal" style:font-weight-asian="normal" style:font-style-complex="normal" style:font-weight-complex="normal"/>
    </style:style>
    <style:style style:name="T41" style:family="text">
      <style:text-properties fo:font-style="normal" style:text-underline-style="none" fo:font-weight="normal" officeooo:rsid="005e34bc" style:font-style-asian="normal" style:font-weight-asian="normal" style:font-style-complex="normal" style:font-weight-complex="normal"/>
    </style:style>
    <style:style style:name="T42" style:family="text">
      <style:text-properties officeooo:rsid="002edc73"/>
    </style:style>
    <style:style style:name="T43" style:family="text">
      <style:text-properties officeooo:rsid="0034511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NextBASIC <text:span text:style-name="T33">file-related commands and features</text:span> <text:span text:style-name="T22">(Updated 17 Jan 2018)</text:span></text:p>
      <text:p text:style-name="P2"/>
      <text:p text:style-name="P2">This document describes the planned changes <text:span text:style-name="T34">in file-related commands and features</text:span> between the version of +3e BASIC currently available from the +3e website (+3e v1.43) and the <text:span text:style-name="T23">cased machines</text:span> launch version of NextBASIC (which will be released as NextOS v2.00).</text:p>
      <text:p text:style-name="P2"/>
      <text:p text:style-name="P2">For reference, v1.43 commands are described here:</text:p>
      <text:p text:style-name="P2">http://www.worldofspectrum.org/zxplus3e/commands.html</text:p>
      <text:p text:style-name="P2"/>
      <text:p text:style-name="P4">Additionally, all the file-related commands in +3 BASIC are available (unless otherwise stated). These are described in part 20 of the +3 manual:</text:p>
      <text:p text:style-name="P4">http://www.worldofspectrum.org/ZXSpectrum128+3Manual/chapter8pt20.html</text:p>
      <text:p text:style-name="P30"/>
      <text:p text:style-name="P31">This should be read in conjunction with the other documents:</text:p>
      <text:p text:style-name="P31"><text:tab/>NextBASIC <text:span text:style-name="T36">new</text:span> commands <text:span text:style-name="T35">and features</text:span></text:p>
      <text:p text:style-name="P31"><text:tab/>NextOS Editor features</text:p>
      <text:p text:style-name="P31"><text:tab/><text:span text:style-name="T42">NextOS API</text:span></text:p>
      <text:p text:style-name="P31"><text:tab/><text:span text:style-name="T43">NextOS Unimplemented features</text:span></text:p>
      <text:p text:style-name="P30"/>
      <text:p text:style-name="P32">A list of updates made to this document is now provided at the end.</text:p>
      <text:p text:style-name="P6"/>
      <text:p text:style-name="P27">Automatic mappings and startup procedure</text:p>
      <text:p text:style-name="P2">NextOS now supports any FAT16 and FAT32 partitions on the SD card or cards, instead of +3DOS partitions on an IDEDOS-formatted card.</text:p>
      <text:p text:style-name="P2">All FAT partitions detected on the SD card(s) are automatically mapped to drives C: onwards on startup.</text:p>
      <text:p text:style-name="P2"/>
      <text:p text:style-name="P2">At startup, floppy drives are automatically mapped to A: and B: if a +3-compatible floppy controller is present (this would require an additional hardware interface). The RAMdisk is automatically mapped to drive M:. [All 3 of these are +3DOS drives and so do not support directories or long filenames etc]</text:p>
      <text:p text:style-name="P2"/>
      <text:p text:style-name="P1"><text:span text:style-name="T1">Finally, any files in the </text:span><text:span text:style-name="T21">C:/NEXTOS</text:span><text:span text:style-name="T1"> directory are mapped to the appropriate drive letters (if the drive letter in question has not already been mapped) if they are named as follows and are valid +3DOS partition images:</text:span></text:p>
      <text:p text:style-name="P1"><text:span text:style-name="T3"><text:s text:c="2"/></text:span><text:span text:style-name="T1">DRV-A.P3D</text:span></text:p>
      <text:p text:style-name="P1"><text:span text:style-name="T3"><text:s text:c="2"/></text:span><text:span text:style-name="T1">DRV-B.P3D</text:span></text:p>
      <text:p text:style-name="P5"><text:s text:c="2"/>…</text:p>
      <text:p text:style-name="P1"><text:span text:style-name="T3"><text:s text:c="2"/></text:span><text:span text:style-name="T1">DRV-P.P3D</text:span></text:p>
      <text:p text:style-name="P1"><text:span text:style-name="T3"><text:s text:c="2"/></text:span><text:span text:style-name="T1">CPM-A.P3D</text:span></text:p>
      <text:p text:style-name="P1"><text:span text:style-name="T3"><text:s text:c="2"/></text:span><text:span text:style-name="T1">CPM-B.P3D</text:span></text:p>
      <text:p text:style-name="P5"><text:s text:c="2"/>…</text:p>
      <text:p text:style-name="P1"><text:span text:style-name="T3"><text:s text:c="2"/></text:span><text:span text:style-name="T1">CPM-P.P3D</text:span></text:p>
      <text:p text:style-name="P2"/>
      <text:p text:style-name="P2">If both a DRV-A.P3D and CPM-A.P3D are present (for example), the DRV-A.P3D file is used in preference and CPM-A.P3D will not be automatically mapped.</text:p>
      <text:p text:style-name="P2"/>
      <text:p text:style-name="P2">The default drive (highlighted in the list of drives on the startup screen) is set to C: if available. If not, it is set to A: if a floppy controller is present, otherwise to M:</text:p>
      <text:p text:style-name="P2"/>
      <text:p text:style-name="P1"><text:span text:style-name="T1">Once all drives have been mapped appropriately, if there is a BASIC file named </text:span><text:span text:style-name="T21">C:/NEXTOS/AUTOEXEC.BAS</text:span><text:span text:style-name="T1"> it will be automatically LOADed </text:span><text:span text:style-name="T2">(</text:span><text:span text:style-name="T1">and RUN </text:span><text:span text:style-name="T2">if it was SAVEd using the SAVE...LINE option)</text:span><text:span text:style-name="T1">. This could contain additional preferences (such as editor colour settings) or just run some desired program.</text:span></text:p>
      <text:p text:style-name="P2"/>
      <text:p text:style-name="P1"><text:span text:style-name="T1">Additionally, if the RUN command is entered without any BASIC program lines being present, the file </text:span><text:span text:style-name="T21">C:/NEXTOS/RUN.BAS</text:span><text:span text:style-name="T1"> will, </text:span><text:span text:style-name="T2">if present,</text:span><text:span text:style-name="T1"> be LOADed </text:span><text:span text:style-name="T2">(</text:span><text:span text:style-name="T1">and RUN </text:span><text:span text:style-name="T2">if it was SAVEd using the SAVE...LINE option</text:span><text:span text:style-name="T1">).</text:span></text:p>
      <text:p text:style-name="P2"/>
      <text:p text:style-name="P2"/>
      <text:p text:style-name="P17">Changing SD cards</text:p>
      <text:p text:style-name="P28">The <text:span text:style-name="T24">REMOUNT </text:span>command <text:span text:style-name="T27">can</text:span> be entered when the user wishes to change the SD card. When the prompt “Remove/insert SD and press Y” is shown the SD card may be changed, and then the <text:span text:style-name="T24">Y</text:span> key should be pressed.</text:p>
      <text:p text:style-name="P28"/>
      <text:p text:style-name="P29">This command unmaps all existing drives and re-starts the initialisation and automatic mappings procedure described in the previous section (although it does not execute the AUTOEXEC.BAS program).</text:p>
      <text:p text:style-name="P2"/>
      <text:p text:style-name="P41">Partition management</text:p>
      <text:p text:style-name="P11">NextOS usually uses FAT16 and FAT32 partitions, and these should be created on a PC. Therefore the following +3e commands have been removed:</text:p>
      <text:p text:style-name="P7"/>
      <text:p text:style-name="P1"><text:span text:style-name="T6">FORMAT TO </text:span><text:span text:style-name="T8">unit</text:span><text:span text:style-name="T6">,</text:span><text:span text:style-name="T8">maxpart#[,cyls]</text:span></text:p>
      <text:p text:style-name="P1"><text:span text:style-name="T6">MOVE </text:span><text:span text:style-name="T8">part$</text:span><text:span text:style-name="T6"> BIN</text:span></text:p>
      <text:p text:style-name="P1"><text:span text:style-name="T6">MOVE </text:span><text:span text:style-name="T8">part$</text:span><text:span text:style-name="T6"> FOR </text:span><text:span text:style-name="T8">name$</text:span></text:p>
      <text:p text:style-name="P9"/>
      <text:p text:style-name="P2">The following command is still available but no longer supports the old “EXP” option:</text:p>
      <text:p text:style-name="P1"><text:span text:style-name="T6">CAT </text:span><text:span text:style-name="T8">[#stream]</text:span><text:span text:style-name="T6"> TAB</text:span></text:p>
      <text:p text:style-name="P6"/>
      <text:p text:style-name="P2">It is still possible to create +3DOS-compatible data and swap partitions, using these commands (the main use for these is for use by CP/M and for copying data between FAT and +3DOS partitions whilst in NextBASIC):</text:p>
      <text:p text:style-name="P1"><text:span text:style-name="T6">NEW DATA</text:span><text:span text:style-name="T4"> </text:span><text:span text:style-name="T10">part$</text:span><text:span text:style-name="T6">,</text:span><text:span text:style-name="T10">size</text:span></text:p>
      <text:p text:style-name="P1"><text:span text:style-name="T6">NEW EXP</text:span><text:span text:style-name="T4"> </text:span><text:span text:style-name="T10">part$</text:span><text:span text:style-name="T6">,</text:span><text:span text:style-name="T10">size</text:span></text:p>
      <text:p text:style-name="P2"/>
      <text:p text:style-name="P1"><text:span text:style-name="T4">The partition name </text:span><text:span text:style-name="T10">part$ </text:span><text:span text:style-name="T11">can be any valid filename and will have the extension .P3D (DATA partitions) or .P3S (SWAP partitions) appended to it. Size can be 1-16 (in MB).</text:span></text:p>
      <text:p text:style-name="P6"/>
      <text:p text:style-name="P1"><text:span text:style-name="T11">If the partitions are named appropriately (DRV-A.P3D to DRV-P.P3D, CPM-A.P3D to CPM-P.P3D) and located in the </text:span><text:span text:style-name="T21">C:/NEXTOS</text:span><text:span text:style-name="T11"> directory then they will be automatically mapped at startup or when the CP/M loader is selected. If two such files are present with the same letter, on startup the DRV version will take precedence, but when the CP/M loader is selected, the CPM version will take precedence.</text:span></text:p>
      <text:p text:style-name="P2"/>
      <text:p text:style-name="P1"><text:span text:style-name="T1">Swap partitions named SWP-0.P3S to SWP-9.P3S which are present in the </text:span><text:bookmark-start text:name="__DdeLink__444_1054373920"/><text:span text:style-name="T21">C:/NEXTOS</text:span><text:bookmark-end text:name="__DdeLink__444_1054373920"/><text:span text:style-name="T1"> directory will be available for machine-coded application programs to use (via the IDEDOS API).</text:span></text:p>
      <text:p text:style-name="P2"/>
      <text:p text:style-name="P2"/>
      <text:p text:style-name="P7">Manual partition mapping</text:p>
      <text:p text:style-name="P1"><text:span text:style-name="T1">The following commands are still available for manually mapping and unmapping partitions, but no longer support the old “ASN” option (permanence can be achieved by adding such commands into a </text:span><text:span text:style-name="T21">C:/NEXTOS/AUTOEXEC.BAS</text:span><text:span text:style-name="T1"> file if required):</text:span></text:p>
      <text:p text:style-name="P1"><text:span text:style-name="T6">MOVE</text:span><text:span text:style-name="T4"> </text:span><text:span text:style-name="T10">drive$</text:span><text:span text:style-name="T4"> </text:span><text:span text:style-name="T6">IN</text:span><text:span text:style-name="T4"> </text:span><text:span text:style-name="T10">part$</text:span></text:p>
      <text:p text:style-name="P1"><text:span text:style-name="T6">MOVE</text:span><text:span text:style-name="T4"> drive$ </text:span><text:span text:style-name="T6">OUT</text:span></text:p>
      <text:p text:style-name="P6"/>
      <text:p text:style-name="P1"><text:span text:style-name="T10">part$</text:span><text:span text:style-name="T4"> can be:</text:span></text:p>
      <text:list xml:id="list7393845691302829040" text:style-name="WWNum3">
        <text:list-item>
          <text:p text:style-name="P50">any FAT partition listed on units 0 or 1. These can be referred to by partition id or name or both, but the unit number is no longer optional if it is 0. Examples which all map the same partition:</text:p>
          <text:list>
            <text:list-item>
              <text:p text:style-name="P52">MOVE "e:" IN "0&gt;1s0&gt;MyFat32"</text:p>
            </text:list-item>
            <text:list-item>
              <text:p text:style-name="P52">MOVE "e:" IN "0&gt;1s0&gt;"</text:p>
            </text:list-item>
            <text:list-item>
              <text:p text:style-name="P52">MOVE "e:" IN "0&gt;MyFat32"</text:p>
            </text:list-item>
          </text:list>
        </text:list-item>
        <text:list-item>
          <text:p text:style-name="P51"><text:span text:style-name="T12">“</text:span><text:span text:style-name="T11">2&gt;”</text:span><text:span text:style-name="T4"> or “3&gt;” for internal/external floppy drives, if present</text:span></text:p>
        </text:list-item>
        <text:list-item>
          <text:p text:style-name="P51"><text:span text:style-name="T5">“</text:span><text:span text:style-name="T4">4&gt;” for RAMdisk</text:span></text:p>
        </text:list-item>
        <text:list-item>
          <text:p text:style-name="P50">any .P3D file, located anywhere on a FAT drive, eg:</text:p>
          <text:list>
            <text:list-item>
              <text:p text:style-name="P52">MOVE “e:” IN “myp3dos.p3d”</text:p>
            </text:list-item>
          </text:list>
        </text:list-item>
        <text:list-item>
          <text:p text:style-name="P50">any .DSK (+3 disk image) file, located anywhere on a FAT drive, eg:</text:p>
          <text:list>
            <text:list-item>
              <text:p text:style-name="P53"><text:span text:style-name="T6">MOVE “A:” IN “</text:span><text:span text:style-name="T21">C:/Plus3</text:span><text:span text:style-name="T6"> Disks/TasCalc.dsk”</text:span></text:p>
            </text:list-item>
          </text:list>
        </text:list-item>
      </text:list>
      <text:p text:style-name="P2"/>
      <text:p text:style-name="P6">A new command is available which aliases any drive letter to an existing drive mapping and/or path:</text:p>
      <text:p text:style-name="P1"><text:span text:style-name="T6">MOVE</text:span><text:span text:style-name="T4"> </text:span><text:span text:style-name="T10">drive$</text:span><text:span text:style-name="T6">=</text:span><text:span text:style-name="T10">path$</text:span></text:p>
      <text:p text:style-name="P2"/>
      <text:p text:style-name="P1"><text:span text:style-name="T4">eg </text:span><text:span text:style-name="T6">MOVE "A:"="C:"</text:span></text:p>
      <text:p text:style-name="P6">Means that A: now refers to the same drive as C: (you can change to a different current directory on each).</text:p>
      <text:p text:style-name="P1"><text:soft-page-break/><text:span text:style-name="T4">eg </text:span><text:span text:style-name="T6">MOVE "A:"="C:/Tasword +3"</text:span></text:p>
      <text:p text:style-name="P6">Means that A: now refers to the same drive as C:, and the current directory is initialised to "/Tasword +3"</text:p>
      <text:p text:style-name="P6"/>
      <text:p text:style-name="P6">There is no longer any limit to how many partitions can be mapped at one time; all 16 drives A-P can be mapped to partitions.</text:p>
      <text:p text:style-name="P8"/>
      <text:p text:style-name="P27">Filenames</text:p>
      <text:p text:style-name="P6">On FAT partitions, filenames can be up to 255 chars in length and include any valid FAT32 LFN characters. Invalid characters are:</text:p>
      <text:p text:style-name="P6"><text:tab/>“</text:p>
      <text:p text:style-name="P6"><text:tab/>&lt;</text:p>
      <text:p text:style-name="P6"><text:tab/>&gt;</text:p>
      <text:p text:style-name="P6"><text:tab/>£</text:p>
      <text:p text:style-name="P6"><text:tab/>(c) – the copyright symbol</text:p>
      <text:p text:style-name="P6"><text:tab/>graphics characters and keyword tokens</text:p>
      <text:p text:style-name="P1"><text:span text:style-name="T4">In addition, </text:span><text:span text:style-name="T6">* </text:span><text:span text:style-name="T18">and </text:span><text:span text:style-name="T6">? </text:span><text:span text:style-name="T18">are wildcard characters whilst </text:span><text:span text:style-name="T6">: </text:span><text:span text:style-name="T18">and </text:span><text:span text:style-name="T6">/ </text:span><text:span text:style-name="T18">and </text:span><text:span text:style-name="T6">\ </text:span><text:span text:style-name="T18">are path separators, and so cannot be part of a filename.</text:span></text:p>
      <text:p text:style-name="P6"/>
      <text:p text:style-name="P6"/>
      <text:p text:style-name="P8">Wildcards</text:p>
      <text:p text:style-name="P6">Wildcards can now be used in any command which expects to open/read a single file or directory, and will open/read the first matching file (this only works on FAT filesystems):</text:p>
      <text:p text:style-name="P1"><text:span text:style-name="T4">eg </text:span><text:span text:style-name="T6">LOAD "*.BAS"</text:span><text:span text:style-name="T4"> loads the first BASIC program found</text:span></text:p>
      <text:p text:style-name="P1"><text:span text:style-name="T6">SPECTRUM "Gregory Lo*.z80"</text:span><text:span text:style-name="T4"> to load "Gregory Loses His Clock.z80"</text:span></text:p>
      <text:p text:style-name="P1"><text:span text:style-name="T6">cd "sna*"</text:span><text:span text:style-name="T4"> to change to the "Snapshots" directory</text:span></text:p>
      <text:p text:style-name="P10"/>
      <text:p text:style-name="P41">Additional commands for working with FAT partitions</text:p>
      <text:p text:style-name="P1"><text:span text:style-name="T4">esxDOS dot commands are now supported (must be in </text:span><text:span text:style-name="T21">C:/BIN</text:span><text:span text:style-name="T4">) and can be used in 48K BASIC mode selected from the NextOS menu, as well as in NextBASIC mode.</text:span></text:p>
      <text:p text:style-name="P6"/>
      <text:p text:style-name="P6">The following new commands are available:</text:p>
      <text:p text:style-name="P2"/>
      <text:p text:style-name="P1"><text:span text:style-name="T6">CD</text:span><text:span text:style-name="T4"> </text:span><text:span text:style-name="T10">path$</text:span></text:p>
      <text:p text:style-name="P6">Change current drive and/or directory.</text:p>
      <text:p text:style-name="P1"><text:span text:style-name="T4">eg </text:span><text:span text:style-name="T6">CD "e:"</text:span></text:p>
      <text:p text:style-name="P9">CD "c:/snapshots"</text:p>
      <text:p text:style-name="P9">CD "games"</text:p>
      <text:p text:style-name="P6"/>
      <text:p text:style-name="P1"><text:span text:style-name="T6">MKDIR</text:span><text:span text:style-name="T4"> </text:span><text:span text:style-name="T10">path$</text:span></text:p>
      <text:p text:style-name="P6">Create new directory</text:p>
      <text:p text:style-name="P1"><text:span text:style-name="T4">eg </text:span><text:span text:style-name="T6">MKDIR "newdir"</text:span></text:p>
      <text:p text:style-name="P9">MKDIR "D:/olddir/newdir"</text:p>
      <text:p text:style-name="P6"/>
      <text:p text:style-name="P1"><text:span text:style-name="T6">RMDIR</text:span><text:span text:style-name="T4"> </text:span><text:span text:style-name="T10">path$</text:span></text:p>
      <text:p text:style-name="P6">Remove directory (will only allow empty directories to be removed)</text:p>
      <text:p text:style-name="P1"><text:span text:style-name="T4">eg </text:span><text:span text:style-name="T6">RMDIR "newdir"</text:span></text:p>
      <text:p text:style-name="P9">RMDIR "D:/olddir/newdir"</text:p>
      <text:p text:style-name="P6"/>
      <text:p text:style-name="P1"><text:span text:style-name="T6">PWD</text:span><text:span text:style-name="T4"> </text:span><text:span text:style-name="T10">[#n]</text:span></text:p>
      <text:p text:style-name="P6">Prints the current working directory to the screen (or optionally specified stream number).</text:p>
      <text:p text:style-name="P1"><text:span text:style-name="T4">eg </text:span><text:span text:style-name="T6">PWD</text:span></text:p>
      <text:p text:style-name="P6">(Displays, eg C:/snapshots/)</text:p>
      <text:p text:style-name="P9">PWD #4</text:p>
      <text:p text:style-name="P6">Outputs current working directory to stream 4.</text:p>
      <text:p text:style-name="P6"/>
      <text:p text:style-name="P1"><text:span text:style-name="T6">DIR </text:span><text:span text:style-name="T18">and </text:span><text:span text:style-name="T6">LS </text:span><text:span text:style-name="T18">have been added as aliases of the </text:span><text:span text:style-name="T6">CAT </text:span><text:span text:style-name="T18">keyword, and can be used instead in any </text:span><text:span text:style-name="T6">CAT </text:span><text:span text:style-name="T18">command (when entered into a BASIC program they will be shown as </text:span><text:span text:style-name="T6">CAT </text:span><text:span text:style-name="T18">since they share the same keyword token value).</text:span></text:p>
      <text:p text:style-name="P6"/>
      <text:p text:style-name="P27">Modified +3e BASIC commands</text:p>
      <text:p text:style-name="Preformatted_20_Text"><text:span text:style-name="T18">As noted earlier, “permanence” settings are no longer available (replaced with automatic mappings and, if necessary, use of the </text:span><text:span text:style-name="T21">C:/NEXTOS/AUTOEXEC.BAS</text:span><text:span text:style-name="T18"> file). Therefore the following </text:span><text:span text:style-name="T6">+3e BASIC </text:span><text:span text:style-name="T18">commands no longer accept the “ASN” option:</text:span></text:p>
      <text:p text:style-name="P1"><text:span text:style-name="T6">LOAD</text:span><text:span text:style-name="T4"> </text:span><text:span text:style-name="T10">drive$</text:span></text:p>
      <text:p text:style-name="P1"><text:span text:style-name="T6">SAVE</text:span><text:span text:style-name="T4"> </text:span><text:span text:style-name="T10">drive$</text:span></text:p>
      <text:p text:style-name="P1"><text:span text:style-name="T6">VERIFY</text:span><text:span text:style-name="T4"> </text:span><text:span text:style-name="T10">drive$</text:span></text:p>
      <text:p text:style-name="P1"><text:span text:style-name="T6">MERGE</text:span><text:span text:style-name="T4"> </text:span><text:span text:style-name="T10">drive$</text:span></text:p>
      <text:p text:style-name="P1"><text:span text:style-name="T6">SPECTRUM INK</text:span><text:span text:style-name="T4"> </text:span><text:span text:style-name="T10">i</text:span></text:p>
      <text:p text:style-name="P1"><text:span text:style-name="T6">SPECTRUM PAPER</text:span><text:span text:style-name="T4"> </text:span><text:span text:style-name="T10">p</text:span></text:p>
      <text:p text:style-name="P1"><text:span text:style-name="T6">SPECTRUM BRIGHT</text:span><text:span text:style-name="T4"> </text:span><text:span text:style-name="T10">b</text:span></text:p>
      <text:p text:style-name="P1"><text:span text:style-name="T6">SPECTRUM FLASH</text:span><text:span text:style-name="T4"> </text:span><text:span text:style-name="T10">f</text:span></text:p>
      <text:p text:style-name="P1"><text:span text:style-name="T6">SPECTRUM ATTR</text:span><text:span text:style-name="T4"> </text:span><text:span text:style-name="T10">n</text:span></text:p>
      <text:p text:style-name="P6"/>
      <text:p text:style-name="P9"/>
      <text:p text:style-name="P8">Enhanced +3e BASIC commands</text:p>
      <text:p text:style-name="P6">The following command will continue to work as described on the +3e website, and additionally supports ZX80 (.O) and ZX81 (.P) snapshots.</text:p>
      <text:p text:style-name="P1"><text:span text:style-name="T6">SPECTRUM</text:span><text:span text:style-name="T4"> </text:span><text:span text:style-name="T10">f$</text:span></text:p>
      <text:p text:style-name="P2"/>
      <text:p text:style-name="P1"><text:span text:style-name="T4">In order to run ZX80 and ZX81 snapshots, Paul Farrow's ZX80/ZX81 emulator ROMs must be present in </text:span><text:span text:style-name="T7">C:/TBBLUE/</text:span><text:span text:style-name="T4"> as ZX80.ROM and ZX81.ROM.</text:span></text:p>
      <text:p text:style-name="P2"/>
      <text:p text:style-name="P6">The standard +3 BASIC CAT command now supports a "-" option to display short filenames instead of long filenames:</text:p>
      <text:p text:style-name="P1"><text:span text:style-name="T6">CAT</text:span><text:span text:style-name="T10">[-] [#n[,]][f$][EXP]</text:span></text:p>
      <text:p text:style-name="P6">eg</text:p>
      <text:p text:style-name="P9">CAT-</text:p>
      <text:p text:style-name="P9">CAT- "*.bas"</text:p>
      <text:p text:style-name="P9">CAT- EXP</text:p>
      <text:p text:style-name="P9">CAT- "*.z80" EXP</text:p>
      <text:p text:style-name="P9">CAT- #4</text:p>
      <text:p text:style-name="P9">CAT- #4,"*.z80"</text:p>
      <text:p text:style-name="P9">CAT- #4,"*.z80" EXP</text:p>
      <text:p text:style-name="P9"/>
      <text:p text:style-name="P23"><text:span text:style-name="T19">The expanded version of the </text:span><text:span text:style-name="T20">CAT </text:span><text:span text:style-name="T19">command (</text:span><text:span text:style-name="T20">CAT EXP</text:span><text:span text:style-name="T19">) now gives a more detailed listing than before, showing date/timestamps as well as exact filesizes and file attributes.</text:span></text:p>
      <text:p text:style-name="P23"/>
      <text:p text:style-name="P42"/>
      <text:p text:style-name="P36">Extended commands</text:p>
      <text:p text:style-name="P36"><text:span text:style-name="T29">The standard </text:span><text:span text:style-name="T28">LOAD</text:span><text:span text:style-name="T29">, </text:span><text:span text:style-name="T28">SAVE</text:span><text:span text:style-name="T29"> and </text:span><text:span text:style-name="T28">VERIFY</text:span><text:span text:style-name="T29"> commands (which work with tape as well as SD/RAMdisk files) now also have the following new variants (all with </text:span><text:span text:style-name="T28">LOAD</text:span><text:span text:style-name="T29">, </text:span><text:span text:style-name="T28">SAVE</text:span><text:span text:style-name="T29"> or </text:span><text:span text:style-name="T28">VERIFY</text:span><text:span text:style-name="T29">; only </text:span><text:span text:style-name="T28">LOAD </text:span><text:span text:style-name="T29">shown):</text:span></text:p>
      <text:p text:style-name="P36"><text:span text:style-name="T28">LOAD </text:span><text:span text:style-name="T37">f$ </text:span><text:span text:style-name="T38">BANK </text:span><text:span text:style-name="T37">n</text:span></text:p>
      <text:p text:style-name="P36"><text:span text:style-name="T37"><text:tab/></text:span><text:span text:style-name="T40">load/save/verify 16K of data in memory bank </text:span><text:span text:style-name="T37">n</text:span></text:p>
      <text:p text:style-name="P36"><text:span text:style-name="T38">LOAD </text:span><text:span text:style-name="T37">f$ </text:span><text:span text:style-name="T38">BANK </text:span><text:span text:style-name="T37">n,offset,len</text:span></text:p>
      <text:p text:style-name="P36"><text:span text:style-name="T37"><text:tab/></text:span><text:span text:style-name="T40">load/save/verify </text:span><text:span text:style-name="T37">len </text:span><text:span text:style-name="T40">bytes of data starting at offset </text:span><text:span text:style-name="T37">offset </text:span><text:span text:style-name="T40">in bank </text:span><text:span text:style-name="T37">n</text:span></text:p>
      <text:p text:style-name="P36"><text:span text:style-name="T38">LOAD </text:span><text:span text:style-name="T37">f$ </text:span><text:span text:style-name="T38">LAYER</text:span></text:p>
      <text:p text:style-name="P36"><text:span text:style-name="T40"><text:tab/>load/save/verify screen for the active layer (like </text:span><text:span text:style-name="T38">SCREEN$ </text:span><text:span text:style-name="T40">but may use 6.</text:span><text:span text:style-name="T41">75</text:span><text:span text:style-name="T40">K, 12K or 48K of data depending upon active layer)</text:span></text:p>
      <text:p text:style-name="P37"/>
      <text:p text:style-name="P24"/>
      <text:p text:style-name="P8">Unchanged +3e BASIC commands</text:p>
      <text:p text:style-name="P6">The following commands will continue to work as described on the +3e website:</text:p>
      <text:p text:style-name="P1"><text:span text:style-name="T6">CAT </text:span><text:span text:style-name="T8">[#stream]</text:span><text:span text:style-name="T6"> ASN</text:span></text:p>
      <text:p text:style-name="P1"><text:span text:style-name="T6">OPEN #</text:span><text:span text:style-name="T8">n</text:span><text:span text:style-name="T6">, </text:span><text:span text:style-name="T8">f$</text:span></text:p>
      <text:p text:style-name="P1"><text:span text:style-name="T6">CLOSE #</text:span><text:span text:style-name="T8">n</text:span></text:p>
      <text:p text:style-name="P1"><text:span text:style-name="T6">RETURN #</text:span><text:span text:style-name="T8">n</text:span><text:span text:style-name="T6">, </text:span><text:span text:style-name="T8">var</text:span></text:p>
      <text:p text:style-name="P1"><text:span text:style-name="T6">DIM #</text:span><text:span text:style-name="T8">n</text:span><text:span text:style-name="T6">, </text:span><text:span text:style-name="T8">var</text:span></text:p>
      <text:p text:style-name="P1"><text:span text:style-name="T6">GOTO #</text:span><text:span text:style-name="T8">n</text:span><text:span text:style-name="T6">, </text:span><text:span text:style-name="T8">m</text:span></text:p>
      <text:p text:style-name="P1"><text:span text:style-name="T6">NEXT #</text:span><text:span text:style-name="T8">n</text:span><text:span text:style-name="T6">, </text:span><text:span text:style-name="T8">var</text:span></text:p>
      <text:p text:style-name="P9"/>
      <text:p text:style-name="P6"/>
      <text:p text:style-name="P8"><text:soft-page-break/>Miscellaneous additional +3e BASIC commands</text:p>
      <text:p text:style-name="P1"/>
      <text:p text:style-name="P1"><text:span text:style-name="T6">COPY </text:span><text:span text:style-name="T8">f$</text:span><text:span text:style-name="T6"> TO #</text:span><text:span text:style-name="T8">n</text:span></text:p>
      <text:p text:style-name="P1"><text:span text:style-name="T4">This command works like the standard +3 </text:span><text:span text:style-name="T6">COPY</text:span><text:span text:style-name="T4"> </text:span><text:span text:style-name="T10">f$</text:span><text:span text:style-name="T4"> </text:span><text:span text:style-name="T6">TO SCREEN$</text:span><text:span text:style-name="T4"> and </text:span><text:span text:style-name="T6">COPY</text:span><text:span text:style-name="T4"> </text:span><text:span text:style-name="T10">f$</text:span><text:span text:style-name="T4"> </text:span><text:span text:style-name="T6">TO LPRINT</text:span><text:span text:style-name="T4"> commands, but any stream can be specified.</text:span></text:p>
      <text:p text:style-name="P1"/>
      <text:p text:style-name="P48"><text:span text:style-name="T4">NOTE:</text:span></text:p>
      <text:p text:style-name="P49"><text:span text:style-name="T4">All three of these commands filter out an</text:span><text:span text:style-name="T15">y control codes from the file </text:span><text:span text:style-name="T14">before sending them t</text:span><text:span text:style-name="T17">o</text:span><text:span text:style-name="T14"> the stream/screen/printer,</text:span><text:span text:style-name="T15"> except for </text:span><text:span text:style-name="T16">end-of-line markers (which can be </text:span><text:span text:style-name="T15">CR, </text:span><text:span text:style-name="T16">LF or CRLF)</text:span><text:span text:style-name="T15">.</text:span></text:p>
      <text:p text:style-name="P46"><text:span text:style-name="T15"/></text:p>
      <text:p text:style-name="P6"/>
      <text:p text:style-name="P8">Deprecated +3 BASIC commands</text:p>
      <text:p text:style-name="P6">The standard +3 BASIC sector-by-sector disk copy operation below is no longer supported (dangerous, and not useful without floppies anyway):</text:p>
      <text:p text:style-name="P9">COPY "a:" TO "b:"</text:p>
      <text:p text:style-name="P6"/>
      <text:p text:style-name="P6">The standard +3 BASIC screendump commands below are no longer supported (these take up a lot of space, won't be useful unless somebody creates a +3-compatible printer interface, and could easily be replaced with esxDOS dot commands):</text:p>
      <text:p text:style-name="P9">COPY</text:p>
      <text:p text:style-name="P9">COPY EXP</text:p>
      <text:p text:style-name="P9">COPY EXP INVERSE</text:p>
      <text:p text:style-name="P33"/>
      <text:p text:style-name="P34">The following command is also removed. It is no longer necessary <text:span text:style-name="T30">since it is now possible to load headerless files as </text:span><text:span text:style-name="T32">CODE </text:span><text:span text:style-name="T30">files.</text:span></text:p>
      <text:p text:style-name="P33"><text:span text:style-name="T31">COPY </text:span><text:span text:style-name="T37">f$ </text:span><text:span text:style-name="T39">TO SPECTRUM FORMAT</text:span></text:p>
      <text:p text:style-name="P35"/>
      <text:p text:style-name="P25"/>
      <text:p text:style-name="P26">List of updates</text:p>
      <text:p text:style-name="P21"/>
      <text:p text:style-name="P3"/>
      <text:p text:style-name="P18">Updates: 17 Jan 2018</text:p>
      <text:p text:style-name="P12">Added description<text:span text:style-name="T33">s</text:span> of <text:span text:style-name="T24">REMOUNT </text:span><text:span text:style-name="T33">and </text:span><text:span text:style-name="T25">LOAD/SAVE/VERIFY/MERGE</text:span><text:span text:style-name="T24"> </text:span>command<text:span text:style-name="T33">s</text:span>, moved here from the “new commands” document.</text:p>
      <text:p text:style-name="P12"/>
      <text:p text:style-name="P16">Moved the program-line related commands to the “new commands” document.</text:p>
      <text:p text:style-name="P12"/>
      <text:p text:style-name="P45">Added note about filtering of control codes on <text:span text:style-name="T24">COPY f$ TO SCREEN$/LPRINT/#n </text:span>commands.</text:p>
      <text:p text:style-name="P12"/>
      <text:p text:style-name="P12"/>
      <text:p text:style-name="P19">Updates: 15 Jan 2018</text:p>
      <text:p text:style-name="P13">Updated description of <text:span text:style-name="T24">LINE </text:span>command, and added new <text:span text:style-name="T24">ERASE </text:span><text:span text:style-name="T26">command.</text:span></text:p>
      <text:p text:style-name="P22"/>
      <text:p text:style-name="P3"/>
      <text:p text:style-name="P20">Updates: 12 Dec 2017</text:p>
      <text:p text:style-name="P14">Removed editor notes as they are superseded by the “editor changes” document.</text:p>
      <text:p text:style-name="P14"/>
      <text:p text:style-name="P15">Updated descriptions of the AUTOEXEC.BAS and RUN.BAS files: these are LOADed but will only be RUN if they were saved with SAVE...LINE.</text:p>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0" svg:font-family="0"/>
    <style:font-face style:name="FreeSans1" svg:font-family="FreeSans" style:font-family-generic="swiss"/>
    <style:font-face style:name="Liberation Mono1" svg:font-family="'Liberation Mono'" style:font-family-generic="modern" style:font-pitch="fixed"/>
    <style:font-face style:name="Liberation Mono"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Mono2" svg:font-family="'Liberation Mono'" style:font-family-generic="system" style:font-pitch="variable"/>
    <style:font-face style:name="Liberation Serif1" svg:font-family="'Liberation Serif'" style:font-family-generic="system" style:font-pitch="variable"/>
    <style:font-face style:name="OpenSymbol1" svg:font-family="OpenSymbo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style:writing-mode="lr-tb"/>
      <style:text-properties fo:color="#000000" style:font-name="Liberation Serif" fo:font-family="'Liberation Serif'" style:font-family-generic="roman" style:font-pitch="variable" fo:font-size="12pt" fo:language="en" fo:country="GB" style:letter-kerning="true" style:font-name-asian="Liberation Serif1" style:font-family-asian="'Liberation Serif'"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style:style>
    <style:style style:name="Heading" style:family="paragraph" style:parent-style-name="Standard" style:next-style-name="Text_20_body" style:default-outline-level="" style:class="text">
      <style:paragraph-properties fo:margin-top="0.423cm" fo:margin-bottom="0.212cm" loext:contextual-spacing="false" fo:text-align="start" style:justify-single-word="false" fo:orphans="0" fo:widows="0" fo:keep-with-next="always"/>
      <style:text-properties fo:color="#000000" style:font-name="Liberation Sans" fo:font-family="'Liberation Sans'" style:font-family-generic="swiss" style:font-pitch="variable" fo:font-size="14pt" fo:language="en" fo:country="GB" style:letter-kerning="true" style:font-name-asian="FreeSans" style:font-family-asian="FreeSans" style:font-family-generic-asian="system" style:font-pitch-asian="variable" style:font-size-asian="14pt" style:language-asian="hi" style:country-asian="IN"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fo:text-align="start" style:justify-single-word="false" fo:orphans="0" fo:widows="0"/>
      <style:text-properties fo:color="#000000" style:font-name="Liberation Serif" fo:font-family="'Liberation Serif'" style:font-family-generic="roman" style:font-pitch="variable" fo:font-size="12pt" fo:language="en" fo:country="GB" style:letter-kerning="true" style:font-name-asian="Liberation Serif1" style:font-family-asian="'Liberation Serif'" style:font-family-generic-asian="system" style:font-pitch-asian="variable" style:font-size-asian="12pt" style:language-asian="hi" style:country-asian="IN"/>
    </style:style>
    <style:style style:name="List" style:family="paragraph" style:parent-style-name="Text_20_body" style:default-outline-level="" style:class="list">
      <style:paragraph-properties fo:margin-top="0cm" fo:margin-bottom="0.247cm" loext:contextual-spacing="false" fo:line-height="120%" fo:text-align="start" style:justify-single-word="false" fo:orphans="0" fo:widows="0"/>
      <style:text-properties fo:color="#000000" style:font-name="Liberation Serif" fo:font-family="'Liberation Serif'" style:font-family-generic="roman" style:font-pitch="variable" fo:font-size="12pt" fo:language="en" fo:country="GB" style:letter-kerning="true" style:font-name-asian="FreeSans" style:font-family-asian="FreeSans" style:font-family-generic-asian="system" style:font-pitch-asian="variable" style:font-size-asian="12pt" style:language-asian="hi" style:country-asian="IN" style:font-name-complex="FreeSans1" style:font-family-complex="FreeSans" style:font-family-generic-complex="swiss"/>
    </style:style>
    <style:style style:name="Caption" style:family="paragraph" style:parent-style-name="Standard" style:default-outline-level="" style:class="extra">
      <style:paragraph-properties fo:margin-top="0.212cm" fo:margin-bottom="0.212cm" loext:contextual-spacing="false" fo:text-align="start" style:justify-single-word="false" fo:orphans="0" fo:widows="0" text:number-lines="false" text:line-number="0"/>
      <style:text-properties fo:color="#000000" style:font-name="Liberation Serif" fo:font-family="'Liberation Serif'" style:font-family-generic="roman" style:font-pitch="variable" fo:font-size="12pt" fo:language="en" fo:country="GB" fo:font-style="italic" style:letter-kerning="true" style:font-name-asian="FreeSans" style:font-family-asian="FreeSans" style:font-family-generic-asian="system" style:font-pitch-asian="variable" style:font-size-asian="12pt" style:language-asian="hi" style:country-asian="IN" style:font-style-asian="italic" style:font-name-complex="FreeSans1" style:font-family-complex="FreeSans" style:font-family-generic-complex="swiss" style:font-size-complex="12pt" style:font-style-complex="italic"/>
    </style:style>
    <style:style style:name="Index" style:family="paragraph" style:parent-style-name="Standard" style:default-outline-level="" style:class="index">
      <style:paragraph-properties fo:text-align="start" style:justify-single-word="false" fo:orphans="0" fo:widows="0" text:number-lines="false" text:line-number="0"/>
      <style:text-properties fo:color="#000000" style:font-name="Liberation Serif" fo:font-family="'Liberation Serif'" style:font-family-generic="roman" style:font-pitch="variable" fo:font-size="12pt" fo:language="en" fo:country="GB" style:letter-kerning="true" style:font-name-asian="FreeSans" style:font-family-asian="FreeSans" style:font-family-generic-asian="system" style:font-pitch-asian="variable" style:font-size-asian="12pt" style:language-asian="hi" style:country-asian="IN" style:font-name-complex="FreeSans1" style:font-family-complex="FreeSans" style:font-family-generic-complex="swiss"/>
    </style:style>
    <style:style style:name="Heading_20_1" style:display-name="Heading 1" style:family="paragraph" style:parent-style-name="Heading" style:default-outline-level="" style:class="text">
      <style:paragraph-properties fo:margin-top="0.423cm" fo:margin-bottom="0.212cm" loext:contextual-spacing="false" fo:text-align="start" style:justify-single-word="false" fo:orphans="0" fo:widows="0" fo:keep-with-next="always"/>
      <style:text-properties fo:color="#000000" style:font-name="Liberation Sans" fo:font-family="'Liberation Sans'" style:font-family-generic="swiss" style:font-pitch="variable" fo:font-size="14pt" fo:language="en" fo:country="GB" style:letter-kerning="true" style:font-name-asian="FreeSans" style:font-family-asian="FreeSans" style:font-family-generic-asian="system" style:font-pitch-asian="variable" style:font-size-asian="14pt" style:language-asian="hi" style:country-asian="IN"/>
    </style:style>
    <style:style style:name="Heading_20_2" style:display-name="Heading 2" style:family="paragraph" style:parent-style-name="Heading" style:default-outline-level="" style:class="text">
      <style:paragraph-properties fo:margin-top="0.423cm" fo:margin-bottom="0.212cm" loext:contextual-spacing="false" fo:text-align="start" style:justify-single-word="false" fo:orphans="0" fo:widows="0" fo:keep-with-next="always"/>
      <style:text-properties fo:color="#000000" style:font-name="Liberation Sans" fo:font-family="'Liberation Sans'" style:font-family-generic="swiss" style:font-pitch="variable" fo:font-size="14pt" fo:language="en" fo:country="GB" style:letter-kerning="true" style:font-name-asian="FreeSans" style:font-family-asian="FreeSans" style:font-family-generic-asian="system" style:font-pitch-asian="variable" style:font-size-asian="14pt" style:language-asian="hi" style:country-asian="IN"/>
    </style:style>
    <style:style style:name="Heading_20_3" style:display-name="Heading 3" style:family="paragraph" style:parent-style-name="Heading" style:default-outline-level="" style:class="text">
      <style:paragraph-properties fo:margin-top="0.423cm" fo:margin-bottom="0.212cm" loext:contextual-spacing="false" fo:text-align="start" style:justify-single-word="false" fo:orphans="0" fo:widows="0" fo:keep-with-next="always"/>
      <style:text-properties fo:color="#000000" style:font-name="Liberation Sans" fo:font-family="'Liberation Sans'" style:font-family-generic="swiss" style:font-pitch="variable" fo:font-size="14pt" fo:language="en" fo:country="GB" style:letter-kerning="true" style:font-name-asian="FreeSans" style:font-family-asian="FreeSans" style:font-family-generic-asian="system" style:font-pitch-asian="variable" style:font-size-asian="14pt" style:language-asian="hi" style:country-asian="IN"/>
    </style:style>
    <style:style style:name="Preformatted_20_Text" style:display-name="Preformatted Text" style:family="paragraph" style:parent-style-name="Standard" style:default-outline-level="" style:class="html">
      <style:paragraph-properties fo:margin-top="0cm" fo:margin-bottom="0cm" loext:contextual-spacing="false" fo:text-align="start" style:justify-single-word="false" fo:orphans="0" fo:widows="0"/>
      <style:text-properties fo:color="#000000" style:font-name="Liberation Mono" fo:font-family="'Liberation Mono'" style:font-family-generic="roman" style:font-pitch="variable" fo:font-size="10pt" fo:language="en" fo:country="GB" style:letter-kerning="true" style:font-name-asian="Liberation Serif1" style:font-family-asian="'Liberation Serif'" style:font-family-generic-asian="system" style:font-pitch-asian="variable" style:font-size-asian="10pt" style:language-asian="hi" style:country-asian="IN"/>
    </style:style>
    <style:style style:name="Quotations" style:family="paragraph" style:parent-style-name="Standard" style:default-outline-level="" style:class="html">
      <style:paragraph-properties fo:text-align="start" style:justify-single-word="false" fo:orphans="0" fo:widows="0"/>
      <style:text-properties fo:color="#000000" style:font-name="Liberation Serif" fo:font-family="'Liberation Serif'" style:font-family-generic="roman" style:font-pitch="variable" fo:font-size="12pt" fo:language="en" fo:country="GB" style:letter-kerning="true" style:font-name-asian="Liberation Serif1" style:font-family-asian="'Liberation Serif'" style:font-family-generic-asian="system" style:font-pitch-asian="variable" style:font-size-asian="12pt" style:language-asian="hi" style:country-asian="IN"/>
    </style:style>
    <style:style style:name="Title" style:family="paragraph" style:parent-style-name="Heading" style:default-outline-level="" style:class="chapter">
      <style:paragraph-properties fo:margin-top="0.423cm" fo:margin-bottom="0.212cm" loext:contextual-spacing="false" fo:text-align="start" style:justify-single-word="false" fo:orphans="0" fo:widows="0" fo:keep-with-next="always"/>
      <style:text-properties fo:color="#000000" style:font-name="Liberation Sans" fo:font-family="'Liberation Sans'" style:font-family-generic="swiss" style:font-pitch="variable" fo:font-size="14pt" fo:language="en" fo:country="GB" style:letter-kerning="true" style:font-name-asian="FreeSans" style:font-family-asian="FreeSans" style:font-family-generic-asian="system" style:font-pitch-asian="variable" style:font-size-asian="14pt" style:language-asian="hi" style:country-asian="IN"/>
    </style:style>
    <style:style style:name="Subtitle" style:family="paragraph" style:parent-style-name="Heading" style:default-outline-level="" style:class="chapter">
      <style:paragraph-properties fo:margin-top="0.423cm" fo:margin-bottom="0.212cm" loext:contextual-spacing="false" fo:text-align="start" style:justify-single-word="false" fo:orphans="0" fo:widows="0" fo:keep-with-next="always"/>
      <style:text-properties fo:color="#000000" style:font-name="Liberation Sans" fo:font-family="'Liberation Sans'" style:font-family-generic="swiss" style:font-pitch="variable" fo:font-size="14pt" fo:language="en" fo:country="GB" style:letter-kerning="true" style:font-name-asian="FreeSans" style:font-family-asian="FreeSans" style:font-family-generic-asian="system" style:font-pitch-asian="variable" style:font-size-asian="14pt" style:language-asian="hi" style:country-asian="IN"/>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000000" style:language-asian="zxx" style:country-asian="none" style:language-complex="zxx" style:country-complex="none"/>
    </style:style>
    <style:style style:name="ListLabel_20_1" style:display-name="ListLabel 1" style:family="text">
      <style:text-properties style:font-name-asian="OpenSymbol1" style:font-family-asian="OpenSymbol" style:font-family-generic-asian="system" style:font-pitch-asian="variabl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0"/>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style:text-properties style:font-name="0"/>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style:text-properties style:font-name="0"/>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style:text-properties style:font-name="0"/>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style:text-properties style:font-name="0"/>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style:text-properties style:font-name="0"/>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style:text-properties style:font-name="0"/>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style:text-properties style:font-name="0"/>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style:text-properties style:font-name="0"/>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0"/>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style:text-properties style:font-name="0"/>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style:text-properties style:font-name="0"/>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style:text-properties style:font-name="0"/>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style:text-properties style:font-name="0"/>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style:text-properties style:font-name="0"/>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style:text-properties style:font-name="0"/>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style:text-properties style:font-name="0"/>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style:text-properties style:font-name="0"/>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0"/>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style:text-properties style:font-name="0"/>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style:text-properties style:font-name="0"/>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style:text-properties style:font-name="0"/>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style:text-properties style:font-name="0"/>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style:text-properties style:font-name="0"/>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style:text-properties style:font-name="0"/>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style:text-properties style:font-name="0"/>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style:text-properties style:font-name="0"/>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
        <style:list-level-properties text:list-level-position-and-space-mode="label-alignment">
          <style:list-level-label-alignment text:label-followed-by="nothing" fo:text-indent="-0.635cm" fo:margin-left="1.27cm"/>
        </style:list-level-properties>
      </text:list-level-style-number>
      <text:list-level-style-number text:level="2" style:num-format="">
        <style:list-level-properties text:list-level-position-and-space-mode="label-alignment">
          <style:list-level-label-alignment text:label-followed-by="nothing" fo:text-indent="-0.635cm" fo:margin-left="1.905cm"/>
        </style:list-level-properties>
      </text:list-level-style-number>
      <text:list-level-style-number text:level="3" style:num-format="">
        <style:list-level-properties text:list-level-position-and-space-mode="label-alignment">
          <style:list-level-label-alignment text:label-followed-by="nothing" fo:text-indent="-0.635cm" fo:margin-left="2.54cm"/>
        </style:list-level-properties>
      </text:list-level-style-number>
      <text:list-level-style-number text:level="4" style:num-format="">
        <style:list-level-properties text:list-level-position-and-space-mode="label-alignment">
          <style:list-level-label-alignment text:label-followed-by="nothing" fo:text-indent="-0.635cm" fo:margin-left="3.175cm"/>
        </style:list-level-properties>
      </text:list-level-style-number>
      <text:list-level-style-number text:level="5" style:num-format="">
        <style:list-level-properties text:list-level-position-and-space-mode="label-alignment">
          <style:list-level-label-alignment text:label-followed-by="nothing" fo:text-indent="-0.635cm" fo:margin-left="3.81cm"/>
        </style:list-level-properties>
      </text:list-level-style-number>
      <text:list-level-style-number text:level="6" style:num-format="">
        <style:list-level-properties text:list-level-position-and-space-mode="label-alignment">
          <style:list-level-label-alignment text:label-followed-by="nothing" fo:text-indent="-0.635cm" fo:margin-left="4.445cm"/>
        </style:list-level-properties>
      </text:list-level-style-number>
      <text:list-level-style-number text:level="7" style:num-format="">
        <style:list-level-properties text:list-level-position-and-space-mode="label-alignment">
          <style:list-level-label-alignment text:label-followed-by="nothing" fo:text-indent="-0.635cm" fo:margin-left="5.08cm"/>
        </style:list-level-properties>
      </text:list-level-style-number>
      <text:list-level-style-number text:level="8" style:num-format="">
        <style:list-level-properties text:list-level-position-and-space-mode="label-alignment">
          <style:list-level-label-alignment text:label-followed-by="nothing" fo:text-indent="-0.635cm" fo:margin-left="5.715cm"/>
        </style:list-level-properties>
      </text:list-level-style-number>
      <text:list-level-style-number text:level="9" style:num-format="">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570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1-17T19:32:44.695672604</dc:date>
    <meta:print-date>2017-09-24T15:47:00</meta:print-date>
    <meta:generator>LibreOffice/4.3.3.2$Linux_ARM_EABI LibreOffice_project/430m0$Build-2</meta:generator>
    <meta:editing-duration>P1DT6H56M40S</meta:editing-duration>
    <meta:editing-cycles>32</meta:editing-cycles>
    <meta:document-statistic meta:table-count="0" meta:image-count="0" meta:object-count="0" meta:page-count="9" meta:paragraph-count="171" meta:word-count="1748" meta:character-count="10583" meta:non-whitespace-character-count="8986"/>
  </office:meta>
</office:document-meta>
</file>